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exusSerif" svg:font-family="NexusSerif, Georgia, 'Times New Roman', Times, STIXGeneral, 'Cambria Math', 'Lucida Sans Unicode', 'Microsoft Sans Serif', 'Segoe UI Symbol', 'Arial Unicode MS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4.288cm" table:align="left" fo:keep-with-next="always" style:may-break-between-rows="true" style:writing-mode="lr-tb" table:border-model="collapsing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805cm"/>
    </style:style>
    <style:style style:name="Tabla1.C" style:family="table-column">
      <style:table-column-properties style:column-width="2.196cm"/>
    </style:style>
    <style:style style:name="Tabla1.D" style:family="table-column">
      <style:table-column-properties style:column-width="1.984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style:min-row-height="1.529cm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5" style:family="table-row">
      <style:table-row-properties fo:keep-together="auto"/>
    </style:style>
    <style:style style:name="Tabla1.6" style:family="table-row">
      <style:table-row-properties style:min-row-height="0.667cm" fo:keep-together="auto"/>
    </style:style>
    <style:style style:name="Tabla1.A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D6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>
      <style:text-properties officeooo:rsid="0019e421" officeooo:paragraph-rsid="0019e421"/>
    </style:style>
    <style:style style:name="P2" style:family="paragraph" style:parent-style-name="Standard">
      <style:paragraph-properties fo:line-height="200%" fo:text-align="justify" style:justify-single-word="false"/>
      <style:text-properties fo:font-weight="bold" officeooo:paragraph-rsid="0019e421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language="es" fo:country="CL" fo:font-style="normal" fo:text-shadow="none" style:text-underline-style="none" fo:font-weight="normal" officeooo:rsid="002d59d0" officeooo:paragraph-rsid="0019e421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language="es" fo:country="CL" fo:font-style="normal" fo:text-shadow="none" style:text-underline-style="none" fo:font-weight="normal" officeooo:paragraph-rsid="0019e421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language="es" fo:country="CL" fo:font-style="normal" fo:text-shadow="none" style:text-underline-style="none" fo:font-weight="normal" officeooo:rsid="002d59d0" officeooo:paragraph-rsid="0019e421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line-height="200%" fo:text-align="justify" style:justify-single-word="false"/>
      <style:text-properties style:use-window-font-color="true" loext:opacity="0%" style:font-name="Times New Roman" fo:font-size="16pt" fo:language="es" fo:country="CL" fo:font-weight="normal" officeooo:rsid="00412776" officeooo:paragraph-rsid="0019e421" style:letter-kerning="true" style:font-name-asian="Microsoft YaHei" style:font-size-asian="16pt" style:language-asian="zh" style:country-asian="CN" style:font-weight-asian="normal" style:font-name-complex="Lucida Sans" style:font-size-complex="16pt" style:language-complex="hi" style:country-complex="IN" style:font-weight-complex="normal"/>
    </style:style>
    <style:style style:name="P7" style:family="paragraph" style:parent-style-name="Text_20_body">
      <style:paragraph-properties fo:line-height="200%" fo:text-align="justify" style:justify-single-word="false"/>
      <style:text-properties style:use-window-font-color="true" loext:opacity="0%" style:font-name="Times New Roman" fo:font-size="16pt" fo:language="es" fo:country="CL" fo:font-weight="normal" officeooo:rsid="00412776" officeooo:paragraph-rsid="001b752c" style:letter-kerning="true" style:font-name-asian="Microsoft YaHei" style:font-size-asian="16pt" style:language-asian="zh" style:country-asian="CN" style:font-weight-asian="normal" style:font-name-complex="Lucida Sans" style:font-size-complex="16pt" style:language-complex="hi" style:country-complex="IN" style:font-weight-complex="normal"/>
    </style:style>
    <style:style style:name="P8" style:family="paragraph" style:parent-style-name="Text_20_body">
      <style:paragraph-properties fo:line-height="200%" fo:text-align="justify" style:justify-single-word="false"/>
      <style:text-properties style:use-window-font-color="true" loext:opacity="0%" style:font-name="Times New Roman" fo:font-size="16pt" fo:language="es" fo:country="CL" fo:font-weight="normal" officeooo:rsid="00412776" officeooo:paragraph-rsid="001beb03" style:letter-kerning="true" style:font-name-asian="Microsoft YaHei" style:font-size-asian="16pt" style:language-asian="zh" style:country-asian="CN" style:font-weight-asian="normal" style:font-name-complex="Lucida Sans" style:font-size-complex="16pt" style:language-complex="hi" style:country-complex="IN" style:font-weight-complex="normal"/>
    </style:style>
    <style:style style:name="P9" style:family="paragraph" style:parent-style-name="Text_20_body">
      <style:paragraph-properties fo:line-height="200%" fo:text-align="justify" style:justify-single-word="false"/>
      <style:text-properties style:use-window-font-color="true" loext:opacity="0%" style:font-name="Times New Roman" fo:font-size="16pt" fo:language="es" fo:country="CL" fo:font-weight="normal" officeooo:rsid="00412776" officeooo:paragraph-rsid="001c41d1" style:letter-kerning="true" style:font-name-asian="Microsoft YaHei" style:font-size-asian="16pt" style:language-asian="zh" style:country-asian="CN" style:font-weight-asian="normal" style:font-name-complex="Lucida Sans" style:font-size-complex="16pt" style:language-complex="hi" style:country-complex="IN" style:font-weight-complex="normal"/>
    </style:style>
    <style:style style:name="P10" style:family="paragraph" style:parent-style-name="Text_20_body">
      <style:paragraph-properties fo:line-height="200%" fo:text-align="justify" style:justify-single-word="false"/>
      <style:text-properties style:use-window-font-color="true" loext:opacity="0%" style:font-name="Times New Roman" fo:font-size="16pt" fo:language="es" fo:country="CL" fo:font-weight="normal" officeooo:rsid="00412776" officeooo:paragraph-rsid="001e364f" style:letter-kerning="true" style:font-name-asian="Microsoft YaHei" style:font-size-asian="16pt" style:language-asian="zh" style:country-asian="CN" style:font-weight-asian="normal" style:font-name-complex="Lucida Sans" style:font-size-complex="16pt" style:language-complex="hi" style:country-complex="IN" style:font-weight-complex="normal"/>
    </style:style>
    <style:style style:name="P11" style:family="paragraph" style:parent-style-name="Text_20_body">
      <style:paragraph-properties fo:line-height="200%" fo:text-align="justify" style:justify-single-word="false"/>
      <style:text-properties style:use-window-font-color="true" loext:opacity="0%" style:font-name="Times New Roman" fo:font-size="16pt" fo:language="es" fo:country="CL" fo:font-weight="normal" officeooo:rsid="00412776" officeooo:paragraph-rsid="001ed140" style:letter-kerning="true" style:font-name-asian="Microsoft YaHei" style:font-size-asian="16pt" style:language-asian="zh" style:country-asian="CN" style:font-weight-asian="normal" style:font-name-complex="Lucida Sans" style:font-size-complex="16pt" style:language-complex="hi" style:country-complex="IN" style:font-weight-complex="normal"/>
    </style:style>
    <style:style style:name="P12" style:family="paragraph" style:parent-style-name="Text_20_body">
      <style:paragraph-properties fo:line-height="200%" fo:text-align="justify" style:justify-single-word="false"/>
      <style:text-properties style:use-window-font-color="true" loext:opacity="0%" style:font-name="Times New Roman" fo:font-size="16pt" fo:language="es" fo:country="CL" fo:font-weight="normal" officeooo:rsid="00412776" officeooo:paragraph-rsid="001f6bb4" style:letter-kerning="true" style:font-name-asian="Microsoft YaHei" style:font-size-asian="16pt" style:language-asian="zh" style:country-asian="CN" style:font-weight-asian="normal" style:font-name-complex="Lucida Sans" style:font-size-complex="16pt" style:language-complex="hi" style:country-complex="IN" style:font-weight-complex="normal"/>
    </style:style>
    <style:style style:name="P13" style:family="paragraph" style:parent-style-name="Text_20_body">
      <style:paragraph-properties fo:line-height="200%" fo:text-align="start" style:justify-single-word="false"/>
      <style:text-properties style:use-window-font-color="true" loext:opacity="0%" style:font-name="Times New Roman" fo:font-size="16pt" fo:language="es" fo:country="CL" fo:font-weight="normal" officeooo:rsid="00412776" officeooo:paragraph-rsid="001f6bb4" style:letter-kerning="true" style:font-name-asian="Microsoft YaHei" style:font-size-asian="16pt" style:language-asian="zh" style:country-asian="CN" style:font-weight-asian="normal" style:font-name-complex="Lucida Sans" style:font-size-complex="16pt" style:language-complex="hi" style:country-complex="IN" style:font-weight-complex="normal"/>
    </style:style>
    <style:style style:name="P14" style:family="paragraph" style:parent-style-name="Text_20_body">
      <style:paragraph-properties fo:line-height="200%" fo:text-align="justify" style:justify-single-word="false"/>
      <style:text-properties style:use-window-font-color="true" loext:opacity="0%" style:font-name="Times New Roman" fo:font-size="16pt" fo:language="es" fo:country="CL" fo:font-weight="normal" officeooo:rsid="00187642" officeooo:paragraph-rsid="0017f4f4" style:letter-kerning="true" style:font-name-asian="Microsoft YaHei" style:font-size-asian="16pt" style:language-asian="zh" style:country-asian="CN" style:font-weight-asian="normal" style:font-name-complex="Lucida Sans" style:font-size-complex="16pt" style:language-complex="hi" style:country-complex="IN" style:font-weight-complex="normal"/>
    </style:style>
    <style:style style:name="P15" style:family="paragraph" style:parent-style-name="Text_20_body">
      <style:paragraph-properties fo:line-height="200%" fo:text-align="justify" style:justify-single-word="false"/>
      <style:text-properties style:use-window-font-color="true" loext:opacity="0%" style:font-name="Times New Roman" fo:font-size="16pt" fo:language="es" fo:country="CL" fo:font-weight="normal" officeooo:rsid="00187642" officeooo:paragraph-rsid="0019e421" style:letter-kerning="true" style:font-name-asian="Microsoft YaHei" style:font-size-asian="16pt" style:language-asian="zh" style:country-asian="CN" style:font-weight-asian="normal" style:font-name-complex="Lucida Sans" style:font-size-complex="16pt" style:language-complex="hi" style:country-complex="IN" style:font-weight-complex="normal"/>
    </style:style>
    <style:style style:name="P16" style:family="paragraph" style:parent-style-name="Text_20_body">
      <style:paragraph-properties fo:line-height="200%" fo:text-align="justify" style:justify-single-word="false"/>
      <style:text-properties style:use-window-font-color="true" loext:opacity="0%" style:font-name="Times New Roman" fo:font-size="12pt" fo:language="es" fo:country="CL" fo:font-weight="normal" officeooo:paragraph-rsid="0019e421" style:letter-kerning="true" style:font-name-asian="NSimSun" style:font-size-asian="12pt" style:language-asian="zh" style:country-asian="CN" style:font-weight-asian="normal" style:font-name-complex="Lucida Sans" style:font-size-complex="12pt" style:language-complex="hi" style:country-complex="IN" style:font-weight-complex="normal"/>
    </style:style>
    <style:style style:name="P17" style:family="paragraph" style:parent-style-name="Text_20_body">
      <style:paragraph-properties fo:line-height="200%" fo:text-align="justify" style:justify-single-word="false"/>
      <style:text-properties style:use-window-font-color="true" loext:opacity="0%" style:font-name="Times New Roman" fo:font-size="12pt" fo:language="es" fo:country="CL" fo:font-weight="normal" officeooo:rsid="002cd867" officeooo:paragraph-rsid="0019e421" style:letter-kerning="true" style:font-name-asian="Microsoft YaHei" style:font-size-asian="10.5pt" style:language-asian="zh" style:country-asian="CN" style:font-weight-asian="normal" style:font-name-complex="Lucida Sans" style:font-size-complex="12pt" style:language-complex="hi" style:country-complex="IN" style:font-weight-complex="normal"/>
    </style:style>
    <style:style style:name="P18" style:family="paragraph" style:parent-style-name="Text_20_body">
      <style:paragraph-properties fo:line-height="200%" fo:text-align="center" style:justify-single-word="false"/>
      <style:text-properties style:use-window-font-color="true" loext:opacity="0%" style:font-name="Times New Roman" fo:font-size="12pt" fo:language="es" fo:country="CL" fo:font-weight="bold" officeooo:paragraph-rsid="0019e421" style:letter-kerning="true" style:font-name-asian="NSimSun" style:font-size-asian="12pt" style:language-asian="zh" style:country-asian="CN" style:font-weight-asian="bold" style:font-name-complex="Lucida Sans" style:font-size-complex="12pt" style:language-complex="hi" style:country-complex="IN" style:font-weight-complex="bold"/>
    </style:style>
    <style:style style:name="P19" style:family="paragraph" style:parent-style-name="Text_20_body">
      <style:paragraph-properties fo:line-height="200%" fo:text-align="justify" style:justify-single-word="false"/>
      <style:text-properties officeooo:paragraph-rsid="0019e421"/>
    </style:style>
    <style:style style:name="P20" style:family="paragraph" style:parent-style-name="Text_20_body">
      <style:paragraph-properties fo:line-height="200%" fo:text-align="justify" style:justify-single-word="false"/>
      <style:text-properties officeooo:paragraph-rsid="001b752c"/>
    </style:style>
    <style:style style:name="T1" style:family="text">
      <style:text-properties fo:font-size="12pt" style:text-underline-style="none" officeooo:rsid="004d878d" style:font-size-asian="10.5pt" style:font-size-complex="12pt"/>
    </style:style>
    <style:style style:name="T2" style:family="text">
      <style:text-properties fo:font-size="12pt" style:text-underline-style="none" officeooo:rsid="001beb03" style:font-size-asian="10.5pt" style:font-size-complex="12pt"/>
    </style:style>
    <style:style style:name="T3" style:family="text">
      <style:text-properties fo:font-size="12pt" style:text-underline-style="none" officeooo:rsid="001f6bb4" style:font-size-asian="10.5pt" style:font-size-complex="12pt"/>
    </style:style>
    <style:style style:name="T4" style:family="text">
      <style:text-properties fo:font-size="12pt" style:text-underline-style="none" fo:font-weight="bold" officeooo:rsid="001f6bb4" style:font-size-asian="10.5pt" style:font-weight-asian="bold" style:font-size-complex="12pt" style:font-weight-complex="bold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3010ea" style:font-size-asian="10.5pt" style:font-size-complex="12pt"/>
    </style:style>
    <style:style style:name="T7" style:family="text">
      <style:text-properties fo:font-size="12pt" officeooo:rsid="004e5243" style:font-size-asian="10.5pt" style:font-size-complex="12pt"/>
    </style:style>
    <style:style style:name="T8" style:family="text">
      <style:text-properties fo:font-size="12pt" officeooo:rsid="0030a7d5" style:font-size-asian="10.5pt" style:font-size-complex="12pt"/>
    </style:style>
    <style:style style:name="T9" style:family="text">
      <style:text-properties fo:font-size="12pt" officeooo:rsid="0032b132" style:font-size-asian="10.5pt" style:font-size-complex="12pt"/>
    </style:style>
    <style:style style:name="T10" style:family="text">
      <style:text-properties fo:font-size="12pt" officeooo:rsid="003446cd" style:font-size-asian="10.5pt" style:font-size-complex="12pt"/>
    </style:style>
    <style:style style:name="T11" style:family="text">
      <style:text-properties fo:font-size="12pt" officeooo:rsid="004ebbf9" style:font-size-asian="10.5pt" style:font-size-complex="12pt"/>
    </style:style>
    <style:style style:name="T12" style:family="text">
      <style:text-properties fo:font-size="12pt" officeooo:rsid="0035ffcd" style:font-size-asian="10.5pt" style:font-size-complex="12pt"/>
    </style:style>
    <style:style style:name="T13" style:family="text">
      <style:text-properties fo:font-size="12pt" officeooo:rsid="003858bb" style:font-size-asian="10.5pt" style:font-size-complex="12pt"/>
    </style:style>
    <style:style style:name="T14" style:family="text">
      <style:text-properties fo:font-size="12pt" officeooo:rsid="00390bc5" style:font-size-asian="10.5pt" style:font-size-complex="12pt"/>
    </style:style>
    <style:style style:name="T15" style:family="text">
      <style:text-properties fo:font-size="12pt" officeooo:rsid="003a8edd" style:font-size-asian="10.5pt" style:font-size-complex="12pt"/>
    </style:style>
    <style:style style:name="T16" style:family="text">
      <style:text-properties fo:font-size="12pt" officeooo:rsid="003ba54f" style:font-size-asian="10.5pt" style:font-size-complex="12pt"/>
    </style:style>
    <style:style style:name="T17" style:family="text">
      <style:text-properties fo:font-size="12pt" officeooo:rsid="003d1067" style:font-size-asian="10.5pt" style:font-size-complex="12pt"/>
    </style:style>
    <style:style style:name="T18" style:family="text">
      <style:text-properties fo:font-size="12pt" officeooo:rsid="003d7267" style:font-size-asian="10.5pt" style:font-size-complex="12pt"/>
    </style:style>
    <style:style style:name="T19" style:family="text">
      <style:text-properties fo:font-size="12pt" officeooo:rsid="003ea715" style:font-size-asian="10.5pt" style:font-size-complex="12pt"/>
    </style:style>
    <style:style style:name="T20" style:family="text">
      <style:text-properties fo:font-size="12pt" officeooo:rsid="0044e4c2" style:font-size-asian="10.5pt" style:font-size-complex="12pt"/>
    </style:style>
    <style:style style:name="T21" style:family="text">
      <style:text-properties fo:font-size="12pt" officeooo:rsid="00460439" style:font-size-asian="10.5pt" style:font-size-complex="12pt"/>
    </style:style>
    <style:style style:name="T22" style:family="text">
      <style:text-properties fo:font-size="12pt" officeooo:rsid="0047e315" style:font-size-asian="10.5pt" style:font-size-complex="12pt"/>
    </style:style>
    <style:style style:name="T23" style:family="text">
      <style:text-properties fo:font-size="12pt" officeooo:rsid="00494f55" style:font-size-asian="10.5pt" style:font-size-complex="12pt"/>
    </style:style>
    <style:style style:name="T24" style:family="text">
      <style:text-properties fo:font-size="12pt" officeooo:rsid="0049c7be" style:font-size-asian="10.5pt" style:font-size-complex="12pt"/>
    </style:style>
    <style:style style:name="T25" style:family="text">
      <style:text-properties fo:font-size="12pt" officeooo:rsid="004a924d" style:font-size-asian="10.5pt" style:font-size-complex="12pt"/>
    </style:style>
    <style:style style:name="T26" style:family="text">
      <style:text-properties fo:font-size="12pt" officeooo:rsid="004b9910" style:font-size-asian="10.5pt" style:font-size-complex="12pt"/>
    </style:style>
    <style:style style:name="T27" style:family="text">
      <style:text-properties fo:font-size="12pt" officeooo:rsid="004d878d" style:font-size-asian="10.5pt" style:font-size-complex="12pt"/>
    </style:style>
    <style:style style:name="T28" style:family="text">
      <style:text-properties fo:font-size="12pt" officeooo:rsid="0019e421" style:font-size-asian="10.5pt" style:font-size-complex="12pt"/>
    </style:style>
    <style:style style:name="T29" style:family="text">
      <style:text-properties fo:font-size="12pt" officeooo:rsid="001b752c" style:font-size-asian="10.5pt" style:font-size-complex="12pt"/>
    </style:style>
    <style:style style:name="T30" style:family="text">
      <style:text-properties fo:font-size="12pt" officeooo:rsid="001beb03" style:font-size-asian="10.5pt" style:font-size-complex="12pt"/>
    </style:style>
    <style:style style:name="T31" style:family="text">
      <style:text-properties fo:font-size="12pt" officeooo:rsid="001c41d1" style:font-size-asian="10.5pt" style:font-size-complex="12pt"/>
    </style:style>
    <style:style style:name="T32" style:family="text">
      <style:text-properties fo:font-size="12pt" officeooo:rsid="001e364f" style:font-size-asian="10.5pt" style:font-size-complex="12pt"/>
    </style:style>
    <style:style style:name="T33" style:family="text">
      <style:text-properties fo:font-size="12pt" officeooo:rsid="001ed140" style:font-size-asian="10.5pt" style:font-size-complex="12pt"/>
    </style:style>
    <style:style style:name="T34" style:family="text">
      <style:text-properties fo:font-size="12pt" officeooo:rsid="001f6bb4" style:font-size-asian="10.5pt" style:font-size-complex="12pt"/>
    </style:style>
    <style:style style:name="T35" style:family="text">
      <style:text-properties fo:font-size="12pt" fo:font-weight="bold" officeooo:rsid="004e5243" style:font-size-asian="10.5pt" style:font-weight-asian="bold" style:font-size-complex="12pt" style:font-weight-complex="bold"/>
    </style:style>
    <style:style style:name="T36" style:family="text">
      <style:text-properties fo:font-size="12pt" fo:font-weight="bold" officeooo:rsid="003010ea" style:font-size-asian="10.5pt" style:font-weight-asian="bold" style:font-size-complex="12pt" style:font-weight-complex="bold"/>
    </style:style>
    <style:style style:name="T37" style:family="text">
      <style:text-properties fo:font-size="12pt" fo:font-weight="bold" officeooo:rsid="004ebbf9" style:font-size-asian="10.5pt" style:font-weight-asian="bold" style:font-size-complex="12pt" style:font-weight-complex="bold"/>
    </style:style>
    <style:style style:name="T38" style:family="text">
      <style:text-properties fo:font-size="12pt" fo:font-weight="bold" officeooo:rsid="0019e421" style:font-size-asian="10.5pt" style:font-weight-asian="bold" style:font-size-complex="12pt" style:font-weight-complex="bold"/>
    </style:style>
    <style:style style:name="T39" style:family="text">
      <style:text-properties fo:font-size="12pt" fo:font-weight="bold" officeooo:rsid="001b752c" style:font-size-asian="10.5pt" style:font-weight-asian="bold" style:font-size-complex="12pt" style:font-weight-complex="bold"/>
    </style:style>
    <style:style style:name="T40" style:family="text">
      <style:text-properties fo:font-size="12pt" fo:font-weight="bold" officeooo:rsid="001beb03" style:font-size-asian="10.5pt" style:font-weight-asian="bold" style:font-size-complex="12pt" style:font-weight-complex="bold"/>
    </style:style>
    <style:style style:name="T41" style:family="text">
      <style:text-properties fo:font-size="12pt" fo:font-weight="bold" officeooo:rsid="001c41d1" style:font-size-asian="10.5pt" style:font-weight-asian="bold" style:font-size-complex="12pt" style:font-weight-complex="bold"/>
    </style:style>
    <style:style style:name="T42" style:family="text">
      <style:text-properties fo:font-size="12pt" fo:font-weight="bold" officeooo:rsid="001e364f" style:font-size-asian="10.5pt" style:font-weight-asian="bold" style:font-size-complex="12pt" style:font-weight-complex="bold"/>
    </style:style>
    <style:style style:name="T43" style:family="text">
      <style:text-properties fo:font-size="12pt" fo:font-weight="bold" officeooo:rsid="001ed140" style:font-size-asian="10.5pt" style:font-weight-asian="bold" style:font-size-complex="12pt" style:font-weight-complex="bold"/>
    </style:style>
    <style:style style:name="T44" style:family="text">
      <style:text-properties fo:font-size="12pt" fo:font-weight="bold" officeooo:rsid="001f6bb4" style:font-size-asian="10.5pt" style:font-weight-asian="bold" style:font-size-complex="12pt" style:font-weight-complex="bold"/>
    </style:style>
    <style:style style:name="T45" style:family="text">
      <style:text-properties style:font-name="Times New Roman" fo:language="es" fo:country="CL" officeooo:rsid="00317ed1" style:language-asian="zh" style:country-asian="CN" style:language-complex="hi" style:country-complex="IN"/>
    </style:style>
    <style:style style:name="T46" style:family="text">
      <style:text-properties fo:font-weight="bold" officeooo:rsid="002beba5" style:font-weight-asian="bold" style:font-weight-complex="bold"/>
    </style:style>
    <style:style style:name="T47" style:family="text">
      <style:text-properties style:use-window-font-color="true" loext:opacity="0%" style:font-name="Times New Roman" fo:font-size="12pt" fo:language="es" fo:country="CL" fo:font-weight="normal" style:letter-kerning="true" style:font-name-asian="NSimSun" style:font-size-asian="12pt" style:language-asian="zh" style:country-asian="CN" style:font-weight-asian="normal" style:font-name-complex="Lucida Sans" style:font-size-complex="12pt" style:language-complex="hi" style:country-complex="IN" style:font-weight-complex="normal"/>
    </style:style>
    <style:style style:name="T48" style:family="text">
      <style:text-properties style:use-window-font-color="true" loext:opacity="0%" style:font-name="Times New Roman" fo:font-size="12pt" fo:language="es" fo:country="CL" style:text-underline-style="solid" style:text-underline-width="auto" style:text-underline-color="font-color" fo:font-weight="normal" officeooo:rsid="0044e4c2" style:letter-kerning="true" style:font-name-asian="Microsoft YaHei" style:font-size-asian="10.5pt" style:language-asian="zh" style:country-asian="CN" style:font-weight-asian="normal" style:font-name-complex="Lucida Sans" style:font-size-complex="12pt" style:language-complex="hi" style:country-complex="IN" style:font-weight-complex="normal"/>
    </style:style>
    <style:style style:name="T49" style:family="text">
      <style:text-properties officeooo:rsid="002beba5"/>
    </style:style>
    <style:style style:name="T50" style:family="text">
      <style:text-properties officeooo:rsid="002d59d0"/>
    </style:style>
    <style:style style:name="T51" style:family="text">
      <style:text-properties officeooo:rsid="00208a56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eguntas de investigación, palabras clave y String de Búsqueda.</text:h>
      <text:p text:style-name="P19"><text:tab/><text:span text:style-name="T47">- ¿Cómo obtener la localización de usuarios en Twitter?</text:span></text:p>
      <text:p text:style-name="P16"><text:tab/>- ¿Qué métodos maneja Tweepy?</text:p>
      <text:p text:style-name="P16"><text:tab/>- ¿Qué filtros aplicar para quitar usuarios con localizaciones falsas?</text:p>
      <text:p text:style-name="P16"><text:tab/>- ¿Existe alguna aplicación para geolocalizar usuarios en Twitter?</text:p>
      <text:p text:style-name="P16"><text:tab/><text:span text:style-name="T49">Una vez planteadas las preguntas de investigación, dentro de ellas se encuentran las palabras clave, puesto son las que más se repiten. Estas son: </text:span><text:span text:style-name="T46">“twitter api”</text:span><text:span text:style-name="T49"> mediante la cual se obtiene la información requerida; </text:span><text:span text:style-name="T46">“tweepy”</text:span><text:span text:style-name="T49"> librería utilizada para manejar la API de Twitter; </text:span><text:span text:style-name="T46">“twitter location”</text:span><text:span text:style-name="T49"> ya que el campo “location” en el archivo JSON es el que se debe obtener mediante la API y </text:span><text:span text:style-name="T46">“twitter geolocation”</text:span><text:span text:style-name="T49"> como sinónimo de </text:span><text:span text:style-name="T46">“twitter location”.</text:span></text:p>
      <text:p text:style-name="P16"><text:span text:style-name="T46"><text:tab/></text:span><text:span text:style-name="T49">Una vez definidas las palabras claves (keywords), con estas se construye el siguiente String de Búsqueda:</text:span></text:p>
      <text:p text:style-name="P18">("Twitter Api" OR "Tweepy") AND ("Twitter Location" OR "Twitter Geolocation").</text:p>
      <text:p text:style-name="P17"><text:tab/>Realizando la búsqueda en distintas páginas web de <text:span text:style-name="T50">divulgación científica se obtienen los resultados representados en la Tabla 1.</text:span></text:p>
      <text:p text:style-name="P17"/>
      <text:p text:style-name="P17"/>
      <text:p text:style-name="P17"/>
      <text:p text:style-name="P17"/>
      <text:p text:style-name="P1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ext:soft-page-break/>
        <table:table-row table:style-name="TableLine2328148623888">
          <table:table-cell table:style-name="Tabla1.A1" office:value-type="string">
            <text:p text:style-name="P3">Nombre Buscador</text:p>
          </table:table-cell>
          <table:table-cell table:style-name="Tabla1.A1" office:value-type="string">
            <text:p text:style-name="P3">String de Búsqueda</text:p>
          </table:table-cell>
          <table:table-cell table:style-name="Tabla1.A1" office:value-type="string">
            <text:p text:style-name="P3">Fecha de Búsqueda</text:p>
          </table:table-cell>
          <table:table-cell table:style-name="Tabla1.D1" office:value-type="string">
            <text:p text:style-name="P3">Cantidad de resultados</text:p>
          </table:table-cell>
        </table:table-row>
        <table:table-row table:style-name="Tabla1.2">
          <table:table-cell table:style-name="Tabla1.A2" office:value-type="string">
            <text:p text:style-name="P3">SCOPUS</text:p>
          </table:table-cell>
          <table:table-cell table:style-name="Tabla1.A2" office:value-type="string">
            <text:p text:style-name="P4">TITLE-ABS-KEY ( ( "Twitter Api" <text:s/>OR <text:s/>"Tweepy" ) <text:s/>AND <text:s/>( "Twitter Location" <text:s/>OR <text:s/>"Twitter Geolocation" ) )</text:p>
          </table:table-cell>
          <table:table-cell table:style-name="Tabla1.A2" office:value-type="string">
            <text:p text:style-name="P3">06/12/2021</text:p>
          </table:table-cell>
          <table:table-cell table:style-name="Tabla1.D2" office:value-type="string">
            <text:p text:style-name="P3">2</text:p>
          </table:table-cell>
        </table:table-row>
        <table:table-row table:style-name="TableLine2328148634224">
          <table:table-cell table:style-name="Tabla1.A2" office:value-type="string">
            <text:p text:style-name="P3">ACM</text:p>
          </table:table-cell>
          <table:table-cell table:style-name="Tabla1.A2" office:value-type="string">
            <text:p text:style-name="P4">[All: "twitter api"] AND [[All: "twitter location"] OR [All: "twitter geolocation"]] </text:p>
          </table:table-cell>
          <table:table-cell table:style-name="Tabla1.A2" office:value-type="string">
            <text:p text:style-name="P3">08/12/2021</text:p>
          </table:table-cell>
          <table:table-cell table:style-name="Tabla1.D2" office:value-type="string">
            <text:p text:style-name="P3">15</text:p>
          </table:table-cell>
        </table:table-row>
        <table:table-row table:style-name="TableLine2328148631776">
          <table:table-cell table:style-name="Tabla1.A2" office:value-type="string">
            <text:p text:style-name="P3">IEEExplore</text:p>
          </table:table-cell>
          <table:table-cell table:style-name="Tabla1.A2" office:value-type="string">
            <text:p text:style-name="P4">("All Metadata":Twitter Api) OR ("All Metadata":Tweepy) AND ("All Metadata":location) OR ("All Metadata":Geolocation)</text:p>
          </table:table-cell>
          <table:table-cell table:style-name="Tabla1.A2" office:value-type="string">
            <text:p text:style-name="P3">11/12/2021</text:p>
          </table:table-cell>
          <table:table-cell table:style-name="Tabla1.D2" office:value-type="string">
            <text:p text:style-name="P3">273</text:p>
          </table:table-cell>
        </table:table-row>
        <table:table-row table:style-name="Tabla1.5">
          <table:table-cell table:style-name="Tabla1.A2" office:value-type="string">
            <text:p text:style-name="P3">Web of Science</text:p>
          </table:table-cell>
          <table:table-cell table:style-name="Tabla1.A2" office:value-type="string">
            <text:p text:style-name="P4">twitter api (All Fields) or tweepy (All Fields) AND twitter location (All Fields) or twitter geolocation</text:p>
          </table:table-cell>
          <table:table-cell table:style-name="Tabla1.A2" office:value-type="string">
            <text:p text:style-name="P3">10/12/2021</text:p>
          </table:table-cell>
          <table:table-cell table:style-name="Tabla1.D2" office:value-type="string">
            <text:p text:style-name="P3">371</text:p>
          </table:table-cell>
        </table:table-row>
        <table:table-row table:style-name="Tabla1.6">
          <table:table-cell table:style-name="Tabla1.A6" table:number-columns-spanned="2" office:value-type="string">
            <text:p text:style-name="P4"/>
          </table:table-cell>
          <table:covered-table-cell/>
          <table:table-cell table:style-name="Tabla1.A2" office:value-type="string">
            <text:p text:style-name="P3">TOTAL:</text:p>
          </table:table-cell>
          <table:table-cell table:style-name="Tabla1.D6" office:value-type="float" office:value="661">
            <text:p text:style-name="P5">661</text:p>
          </table:table-cell>
        </table:table-row>
      </table:table>
      <text:p text:style-name="P2"><text:span text:style-name="T45">Tabla </text:span><text:span text:style-name="T45"><text:sequence text:ref-name="refTable0" text:name="Table" text:formula="ooow:Table+1" style:num-format="1">1</text:sequence></text:span><text:span text:style-name="T45">: Resultados con String de Búsqueda</text:span></text:p>
      <text:h text:style-name="P1" text:outline-level="1">Primer filtro <text:span text:style-name="T51">(Título y abstract)</text:span></text:h>
      <text:p text:style-name="P14"><text:tab/><text:span text:style-name="T6">1.-</text:span></text:p>
      <text:p text:style-name="P14"><text:span text:style-name="T6"><text:tab/></text:span><text:span text:style-name="T35">Nombre y año:</text:span><text:span text:style-name="T7"> “Twitter location-based data: evaluating the methods of data collection <text:tab/>provided by Twitter API”. 2020.</text:span></text:p>
      <text:p text:style-name="P14"><text:span text:style-name="T6"><text:tab/></text:span><text:span text:style-name="T36">Link</text:span><text:span text:style-name="T35">:</text:span><text:span text:style-name="T7"> </text:span><text:a xlink:type="simple" xlink:href="https://computingonline.net/files/journals/1/archieve/IJC_2020_19_4_08.pdf" text:style-name="Internet_20_link" text:visited-style-name="Visited_20_Internet_20_Link"><text:span text:style-name="T6">https://computingonline.net/files/journals/1/archieve/IJC_2020_19_4_08.pdf</text:span></text:a></text:p>
      <text:p text:style-name="P14"><text:span text:style-name="T6"><text:tab/>2.- </text:span></text:p>
      <text:p text:style-name="P14"><text:span text:style-name="T6"><text:tab/></text:span><text:span text:style-name="T35">Nombre y año:</text:span><text:span text:style-name="T7"> “Carmen a Twitter geolocation system with applications to public health”. 2013</text:span></text:p>
      <text:p text:style-name="P14"><text:span text:style-name="T6"><text:tab/></text:span><text:span text:style-name="T35">Link:</text:span><text:span text:style-name="T7"> </text:span><text:a xlink:type="simple" xlink:href="https://3c5.com/WmOpm" text:style-name="Internet_20_link" text:visited-style-name="Visited_20_Internet_20_Link"><text:span text:style-name="T6">https://3c5.com/WmOpm</text:span></text:a></text:p>
      <text:p text:style-name="P14"><text:span text:style-name="T6"><text:tab/>3.- </text:span></text:p>
      <text:p text:style-name="P14"><text:span text:style-name="T6"><text:tab/></text:span><text:span text:style-name="T35">Nombre y año:</text:span><text:span text:style-name="T7"> “A Smart System for Twitter Corpus Collection, Management and <text:tab/>Visualization”. 2017.</text:span></text:p>
      <text:p text:style-name="P14"><text:soft-page-break/><text:span text:style-name="T6"><text:tab/></text:span><text:span text:style-name="T35">Link:</text:span><text:span text:style-name="T7"> </text:span><text:a xlink:type="simple" xlink:href="https://dl.acm.org/doi/abs/10.4018/IJTHI.2017070102" text:style-name="Internet_20_link" text:visited-style-name="Visited_20_Internet_20_Link"><text:span text:style-name="T6">https://dl.acm.org/doi/abs/10.4018/IJTHI.2017070102</text:span></text:a></text:p>
      <text:p text:style-name="P14"><text:span text:style-name="T6"><text:tab/></text:span><text:span text:style-name="T8">4.-</text:span></text:p>
      <text:p text:style-name="P14"><text:span text:style-name="T8"><text:tab/></text:span><text:span text:style-name="T35">Nombre y año:</text:span><text:span text:style-name="T7"> </text:span><text:span text:style-name="T8"><text:s/>“</text:span><text:span text:style-name="T7">A software architecture for Twitter collection, search and geolocation <text:tab/>services”. 2013.</text:span></text:p>
      <text:p text:style-name="P14"><text:span text:style-name="T7"><text:tab/></text:span><text:span text:style-name="T35">Link:</text:span><text:span text:style-name="T7"> </text:span><text:a xlink:type="simple" xlink:href="https://www.sciencedirect.com/science/article/abs/pii/S0950705112002055" text:style-name="Internet_20_link" text:visited-style-name="Visited_20_Internet_20_Link"><text:span text:style-name="T8">https://www.sciencedirect.com/science/article/abs/pii/S0950705112002055</text:span></text:a></text:p>
      <text:p text:style-name="P14"><text:span text:style-name="T8"><text:tab/></text:span><text:span text:style-name="T9">5.-</text:span></text:p>
      <text:p text:style-name="P14"><text:span text:style-name="T9"><text:tab/></text:span><text:span text:style-name="T35">Nombre y año: </text:span><text:span text:style-name="T9"><text:s/></text:span><text:span text:style-name="T7">“Twitter user geolocation using web country noun searches”. 2019.</text:span></text:p>
      <text:p text:style-name="P14"><text:span text:style-name="T9"><text:tab/></text:span><text:span text:style-name="T35">Link:</text:span><text:span text:style-name="T7"> </text:span><text:a xlink:type="simple" xlink:href="http://repositorium.sdum.uminho.pt/bitstream/1822/62749/4/dss-manuscript.pdf" text:style-name="Internet_20_link" text:visited-style-name="Visited_20_Internet_20_Link"><text:span text:style-name="T9">http://repositorium.sdum.uminho.pt/bitstream/1822/62749/4/dss-manuscript.pdf</text:span></text:a></text:p>
      <text:p text:style-name="P15"><text:span text:style-name="T9"><text:tab/></text:span><text:span text:style-name="T10">6.-</text:span></text:p>
      <text:p text:style-name="P14"><text:span text:style-name="T10"><text:tab/></text:span><text:span text:style-name="T37">Nombre y año:</text:span><text:span text:style-name="T11"> </text:span><text:span text:style-name="T10"><text:s/>“</text:span><text:span text:style-name="T11">Demonetization and its aftermath: an analysis based on twitter sentiments”. <text:tab/>2018. </text:span></text:p>
      <text:p text:style-name="P14"><text:span text:style-name="T10"><text:tab/></text:span><text:span text:style-name="T37">Link:</text:span><text:span text:style-name="T11"> </text:span><text:a xlink:type="simple" xlink:href="https://link.springer.com/article/10.1007/s12046-018-0949-0" text:style-name="Internet_20_link" text:visited-style-name="Visited_20_Internet_20_Link"><text:span text:style-name="T10">https://link.springer.com/article/10.1007/s12046-018-0949-0</text:span></text:a></text:p>
      <text:p text:style-name="P14"><text:span text:style-name="T10"><text:tab/></text:span><text:span text:style-name="T12">7.-</text:span></text:p>
      <text:p text:style-name="P14"><text:span text:style-name="T12"><text:tab/></text:span><text:span text:style-name="T37">Nombre y año:</text:span><text:span text:style-name="T11"> </text:span><text:span text:style-name="T12"><text:s/>“</text:span><text:span text:style-name="T11">Tempering with Twitter’s Sample API</text:span><text:span text:style-name="T12">”. </text:span><text:span text:style-name="T11">2018.</text:span></text:p>
      <text:p text:style-name="P14"><text:span text:style-name="T12"><text:tab/></text:span><text:span text:style-name="T37">Link:</text:span><text:span text:style-name="T11"> </text:span><text:a xlink:type="simple" xlink:href="http://mediatum.ub.tum.de/doc/1482737/document.pdf" text:style-name="Internet_20_link" text:visited-style-name="Visited_20_Internet_20_Link"><text:span text:style-name="T12">http://mediatum.ub.tum.de/doc/1482737/document.pdf</text:span></text:a></text:p>
      <text:p text:style-name="P14"><text:span text:style-name="T12"><text:tab/></text:span><text:span text:style-name="T13">8.-</text:span></text:p>
      <text:p text:style-name="P14"><text:span text:style-name="T13"><text:tab/></text:span><text:span text:style-name="T37">Nombre y año:</text:span><text:span text:style-name="T11"> </text:span><text:span text:style-name="T13"><text:s/>“</text:span><text:span text:style-name="T11">Text-Based Twitter User Geolocation Prediction”. 2014.</text:span></text:p>
      <text:p text:style-name="P14"><text:span text:style-name="T13"><text:tab/></text:span><text:span text:style-name="T37">Link:</text:span><text:span text:style-name="T11"> </text:span><text:a xlink:type="simple" xlink:href="https://people.eng.unimelb.edu.au/paulcook/live-4200-7781-jair.pdf" text:style-name="Internet_20_link" text:visited-style-name="Visited_20_Internet_20_Link"><text:span text:style-name="T13">https://people.eng.unimelb.edu.au/paulcook/live-4200-7781-jair.pdf</text:span></text:a></text:p>
      <text:p text:style-name="P14"><text:span text:style-name="T13"><text:tab/></text:span><text:span text:style-name="T14">9.- </text:span></text:p>
      <text:p text:style-name="P14"><text:span text:style-name="T14"><text:tab/></text:span><text:span text:style-name="T37">Nombre y año:</text:span><text:span text:style-name="T11"> “Twitter Geolocation: A Hybrid Approach”. 2018.</text:span></text:p>
      <text:p text:style-name="P14"><text:soft-page-break/><text:span text:style-name="T14"><text:tab/></text:span><text:span text:style-name="T37">Link:</text:span><text:span text:style-name="T11"> </text:span><text:a xlink:type="simple" xlink:href="https://www.osti.gov/biblio/1467267" text:style-name="Internet_20_link" text:visited-style-name="Visited_20_Internet_20_Link"><text:span text:style-name="T14">https://www.osti.gov/biblio/1467267</text:span></text:a></text:p>
      <text:p text:style-name="P14"><text:span text:style-name="T14"><text:tab/></text:span><text:span text:style-name="T15">10.-</text:span></text:p>
      <text:p text:style-name="P14"><text:span text:style-name="T15"><text:tab/></text:span><text:span text:style-name="T37">Nombre y año:</text:span><text:span text:style-name="T15"> “</text:span><text:span text:style-name="T11">Exploiting Geolocation, User and Temporal Information for Monitoring <text:tab/>Natural Hazards on Twitter”. 2015</text:span></text:p>
      <text:p text:style-name="P14"><text:span text:style-name="T15"><text:tab/></text:span><text:span text:style-name="T37">Link:</text:span><text:span text:style-name="T11"> </text:span><text:a xlink:type="simple" xlink:href="http://rua.ua.es/dspace/handle/10045/45509" text:style-name="Internet_20_link" text:visited-style-name="Visited_20_Internet_20_Link"><text:span text:style-name="T15">http://rua.ua.es/dspace/handle/10045/45509</text:span></text:a></text:p>
      <text:p text:style-name="P15"><text:span text:style-name="T15"><text:tab/>11.-</text:span></text:p>
      <text:p text:style-name="P15"><text:span text:style-name="T15"><text:tab/></text:span><text:span text:style-name="T38">Nombre y año:</text:span><text:span text:style-name="T15"> “</text:span><text:span text:style-name="T28">A Google Trends spatial clustering approach for a worldwide Twitter user <text:tab/>geolocation</text:span><text:span text:style-name="T15">”. </text:span><text:span text:style-name="T28">2020.</text:span></text:p>
      <text:p text:style-name="P15"><text:span text:style-name="T15"><text:tab/></text:span><text:span text:style-name="T38">Link:</text:span><text:span text:style-name="T28"> </text:span><text:a xlink:type="simple" xlink:href="https://www.sciencedirect.com/science/article/abs/pii/S0306457320308074" text:style-name="Internet_20_link" text:visited-style-name="Visited_20_Internet_20_Link"><text:span text:style-name="T15">https://www.sciencedirect.com/science/article/abs/pii/S0306457320308074</text:span></text:a></text:p>
      <text:p text:style-name="P15"><text:span text:style-name="T15"><text:tab/></text:span><text:span text:style-name="T16">12.-</text:span></text:p>
      <text:p text:style-name="P15"><text:span text:style-name="T16"><text:tab/></text:span><text:span text:style-name="T38">Nombre y año:</text:span><text:span text:style-name="T16"> “</text:span><text:span text:style-name="T28">Twitter user geolocation by filtering of highly mentioned users</text:span><text:span text:style-name="T16">”. </text:span><text:span text:style-name="T28">2018.</text:span></text:p>
      <text:p text:style-name="P15"><text:span text:style-name="T16"><text:tab/></text:span><text:span text:style-name="T38">Link:</text:span><text:span text:style-name="T28"> </text:span><text:a xlink:type="simple" xlink:href="https://asistdl.onlinelibrary.wiley.com/doi/abs/10.1002/asi.24011" text:style-name="Internet_20_link" text:visited-style-name="Visited_20_Internet_20_Link"><text:span text:style-name="T16">https://asistdl.onlinelibrary.wiley.com/doi/abs/10.1002/asi.24011</text:span></text:a></text:p>
      <text:p text:style-name="P15"><text:span text:style-name="T16"><text:tab/></text:span><text:span text:style-name="T17">13.-</text:span></text:p>
      <text:p text:style-name="P15"><text:span text:style-name="T17"><text:tab/></text:span><text:span text:style-name="T38">Nombre y año:</text:span><text:span text:style-name="T28"> </text:span><text:span text:style-name="T17"><text:s/>“</text:span><text:span text:style-name="T28">Where in the world are you? Geolocation and language identification in <text:tab/>Twitter</text:span><text:span text:style-name="T17">”. </text:span><text:span text:style-name="T28">2014.</text:span></text:p>
      <text:p text:style-name="P15"><text:span text:style-name="T17"><text:tab/></text:span><text:span text:style-name="T38">Link:</text:span><text:span text:style-name="T28"> </text:span><text:a xlink:type="simple" xlink:href="https://arxiv.org/ftp/arxiv/papers/1308/1308.0683.pdf" text:style-name="Internet_20_link" text:visited-style-name="Visited_20_Internet_20_Link"><text:span text:style-name="T17">https://arxiv.org/ftp/arxiv/papers/1308/1308.0683.pdf</text:span></text:a></text:p>
      <text:p text:style-name="P15"><text:span text:style-name="T17"><text:tab/></text:span><text:span text:style-name="T18">14.-</text:span></text:p>
      <text:p text:style-name="P15"><text:span text:style-name="T18"><text:tab/></text:span><text:span text:style-name="T38">Nombre y año: </text:span><text:span text:style-name="T28">“Predicting Geolocation of Tweets: Using Combinatio of CNN and BiLSTM”. <text:tab/>2021.</text:span></text:p>
      <text:p text:style-name="P15"><text:span text:style-name="T18"><text:tab/></text:span><text:span text:style-name="T38">Link:</text:span><text:span text:style-name="T28"> </text:span><text:a xlink:type="simple" xlink:href="https://www.ncbi.nlm.nih.gov/pmc/articles/PMC8264169/" text:style-name="Internet_20_link" text:visited-style-name="Visited_20_Internet_20_Link"><text:span text:style-name="T18">https://www.ncbi.nlm.nih.gov/pmc/articles/PMC8264169/</text:span></text:a></text:p>
      <text:p text:style-name="P15"><text:span text:style-name="T18"><text:tab/></text:span><text:span text:style-name="T19">15.-</text:span></text:p>
      <text:p text:style-name="P15"><text:soft-page-break/><text:span text:style-name="T19"><text:tab/></text:span><text:span text:style-name="T38">Nombre y año:</text:span><text:span text:style-name="T19"> “</text:span><text:span text:style-name="T28">Analysis of Emotions in Real-Time Twitter Streams</text:span><text:span text:style-name="T19">”. </text:span><text:span text:style-name="T28">2016.</text:span></text:p>
      <text:p text:style-name="P15"><text:span text:style-name="T19"><text:tab/></text:span><text:span text:style-name="T38">Link:</text:span><text:span text:style-name="T28"> </text:span><text:a xlink:type="simple" xlink:href="https://www.informatica.si/index.php/informatica/article/view/1462" text:style-name="Internet_20_link" text:visited-style-name="Visited_20_Internet_20_Link"><text:span text:style-name="T19">https://www.informatica.si/index.php/informatica/article/view/1462</text:span></text:a></text:p>
      <text:p text:style-name="P15"><text:span text:style-name="T19"><text:tab/>16.-</text:span></text:p>
      <text:p text:style-name="P15"><text:span text:style-name="T19"><text:tab/></text:span><text:span text:style-name="T38">Nombre y año:</text:span><text:span text:style-name="T19"> “</text:span><text:span text:style-name="T28">Understanding the locality effect in Twitter: measurement and analysis</text:span><text:span text:style-name="T19">”. </text:span><text:span text:style-name="T28">2014.</text:span></text:p>
      <text:p text:style-name="P15"><text:span text:style-name="T19"><text:tab/></text:span><text:span text:style-name="T38">Link:</text:span><text:span text:style-name="T28"> </text:span><text:a xlink:type="simple" xlink:href="https://link.springer.com/article/10.1007%2Fs00779-013-0658-y" text:style-name="Internet_20_link" text:visited-style-name="Visited_20_Internet_20_Link"><text:span text:style-name="T19">https://link.springer.com/article/10.1007%2Fs00779-013-0658-y</text:span></text:a></text:p>
      <text:p text:style-name="P15"><text:span text:style-name="T19"><text:tab/>17.-</text:span></text:p>
      <text:p text:style-name="P15"><text:span text:style-name="T19"><text:tab/></text:span><text:span text:style-name="T38">Nombre y año:</text:span><text:span text:style-name="T28"> “Estimating local commuting patterns from geolocated Twitter data”. 2017.</text:span><text:span text:style-name="T19"> </text:span></text:p>
      <text:p text:style-name="P15"><text:span text:style-name="T19"><text:tab/></text:span><text:span text:style-name="T38">Link:</text:span><text:span text:style-name="T28"> </text:span><text:a xlink:type="simple" xlink:href="https://3c5.com/iNaHj" text:style-name="Internet_20_link" text:visited-style-name="Visited_20_Internet_20_Link"><text:span text:style-name="T19">https://3c5.com/iNaHj</text:span></text:a></text:p>
      <text:p text:style-name="P6"><text:span text:style-name="T19"><text:tab/></text:span><text:span text:style-name="T5">18.-</text:span></text:p>
      <text:p text:style-name="P6"><text:span text:style-name="T5"><text:tab/></text:span><text:span text:style-name="T38">Nombre y año:</text:span><text:span text:style-name="T5"> </text:span><text:span text:style-name="T28">“What do we get from Twitter – and what not? A close look at Twitter research <text:tab/>in the social sciences”. 2014.</text:span></text:p>
      <text:p text:style-name="P6"><text:span text:style-name="T38"><text:tab/>Link:</text:span><text:span text:style-name="T28"> </text:span><text:a xlink:type="simple" xlink:href="https://3c5.com/GzLFr" text:style-name="Internet_20_link" text:visited-style-name="Visited_20_Internet_20_Link"><text:span text:style-name="T5">https://3c5.com/GzLFr</text:span></text:a></text:p>
      <text:p text:style-name="P7"><text:span text:style-name="T5"><text:tab/></text:span><text:span text:style-name="T20">19.- </text:span></text:p>
      <text:p text:style-name="P7"><text:span text:style-name="T20"><text:tab/></text:span><text:span text:style-name="T39">Nombre y año: </text:span><text:span text:style-name="T29">“Twitter Analysis for Disaster Management”. 2018.</text:span></text:p>
      <text:p text:style-name="P7"><text:span text:style-name="T20"><text:tab/></text:span><text:span text:style-name="T39">Link:</text:span><text:span text:style-name="T29"> </text:span><text:a xlink:type="simple" xlink:href="https://ieeexplore.ieee.org/document/8697382" text:style-name="Internet_20_link" text:visited-style-name="Visited_20_Internet_20_Link"><text:span text:style-name="T20">https://ieeexplore.ieee.org/document/8697382</text:span></text:a></text:p>
      <text:p text:style-name="P7"><text:span text:style-name="T20"><text:tab/>20.- </text:span></text:p>
      <text:p text:style-name="P7"><text:span text:style-name="T20"><text:tab/></text:span><text:span text:style-name="T39">Nombre y año:</text:span><text:span text:style-name="T29"> “Is Data Collection through Twitter Streaming API Useful for Academic <text:tab/>Research”. 2018.</text:span></text:p>
      <text:p text:style-name="P20"><text:span text:style-name="T20"><text:tab/></text:span><text:span text:style-name="T39">Link:</text:span><text:span text:style-name="T29"> </text:span><text:a xlink:type="simple" xlink:href="https://ieeexplore.ieee.org/document/8621898" text:style-name="Internet_20_link" text:visited-style-name="Visited_20_Internet_20_Link"><text:span text:style-name="T48">https://ieeexplore.ieee.org/document/8621898</text:span></text:a></text:p>
      <text:p text:style-name="P7"><text:span text:style-name="T20"><text:tab/>21.-</text:span></text:p>
      <text:p text:style-name="P7"><text:soft-page-break/><text:span text:style-name="T20"><text:tab/></text:span><text:span text:style-name="T39">Nombre y año: </text:span><text:span text:style-name="T29">“Classifying influenza outbreaks by analyzing and filtering Twitter data”. 2017.</text:span></text:p>
      <text:p text:style-name="P7"><text:span text:style-name="T20"><text:tab/></text:span><text:span text:style-name="T39">Link:</text:span><text:span text:style-name="T29"> </text:span><text:a xlink:type="simple" xlink:href="https://ieeexplore.ieee.org/document/8356381/" text:style-name="Internet_20_link" text:visited-style-name="Visited_20_Internet_20_Link"><text:span text:style-name="T20">https://ieeexplore.ieee.org/document/8356381/</text:span></text:a></text:p>
      <text:p text:style-name="P7"><text:span text:style-name="T20"><text:tab/>22.-</text:span></text:p>
      <text:p text:style-name="P7"><text:span text:style-name="T20"><text:tab/></text:span><text:span text:style-name="T39">Nombre y año:</text:span><text:span text:style-name="T29"> “Twitter Vigilance: A multi-user platform for cross-domain Twitter data <text:tab/>analytis, NLP and sentiment analysis”</text:span><text:span text:style-name="T20">. </text:span><text:span text:style-name="T29">2017.</text:span></text:p>
      <text:p text:style-name="P7"><text:span text:style-name="T20"><text:tab/></text:span><text:span text:style-name="T39">Link:</text:span><text:span text:style-name="T29"> </text:span><text:a xlink:type="simple" xlink:href="https://ieeexplore.ieee.org/document/8397589" text:style-name="Internet_20_link" text:visited-style-name="Visited_20_Internet_20_Link"><text:span text:style-name="T20">https://ieeexplore.ieee.org/document/8397589</text:span></text:a></text:p>
      <text:p text:style-name="P7"><text:span text:style-name="T20"><text:tab/></text:span><text:span text:style-name="T21">23.-</text:span></text:p>
      <text:p text:style-name="P7"><text:span text:style-name="T21"><text:tab/></text:span><text:span text:style-name="T39">Nombre y año:</text:span><text:span text:style-name="T21"> “</text:span><text:span text:style-name="T29">Bot or not</text:span><text:span text:style-name="T21">”. </text:span><text:span text:style-name="T29">2017.</text:span></text:p>
      <text:p text:style-name="P7"><text:span text:style-name="T21"><text:tab/></text:span><text:span text:style-name="T39">Link:</text:span><text:span text:style-name="T29"> </text:span><text:a xlink:type="simple" xlink:href="https://ieeexplore.ieee.org/document/8356448" text:style-name="Internet_20_link" text:visited-style-name="Visited_20_Internet_20_Link"><text:span text:style-name="T21">https://ieeexplore.ieee.org/document/8356448</text:span></text:a></text:p>
      <text:p text:style-name="P7"><text:span text:style-name="T21"><text:tab/>24.- </text:span></text:p>
      <text:p text:style-name="P7"><text:span text:style-name="T21"><text:tab/></text:span><text:span text:style-name="T39">Nombre y año:</text:span><text:span text:style-name="T29"> “Knowledge gained from twitter data”</text:span></text:p>
      <text:p text:style-name="P7"><text:span text:style-name="T21"><text:tab/></text:span><text:span text:style-name="T39">Link:</text:span><text:span text:style-name="T29"> </text:span><text:a xlink:type="simple" xlink:href="https://ieeexplore.ieee.org/document/7733390" text:style-name="Internet_20_link" text:visited-style-name="Visited_20_Internet_20_Link"><text:span text:style-name="T21">https://ieeexplore.ieee.org/document/7733390</text:span></text:a></text:p>
      <text:p text:style-name="P7"><text:span text:style-name="T21"><text:tab/>25.- </text:span></text:p>
      <text:p text:style-name="P7"><text:span text:style-name="T21"><text:tab/></text:span><text:span text:style-name="T39">Nombre y año: </text:span><text:span text:style-name="T29">“Analyzing Happiness Index Based on Geographical Locations”. 2019.</text:span></text:p>
      <text:p text:style-name="P7"><text:span text:style-name="T21"><text:tab/></text:span><text:span text:style-name="T39">Link:</text:span><text:span text:style-name="T29"> </text:span><text:a xlink:type="simple" xlink:href="https://ieeexplore.ieee.org/document/8837010" text:style-name="Internet_20_link" text:visited-style-name="Visited_20_Internet_20_Link"><text:span text:style-name="T21">https://ieeexplore.ieee.org/document/8837010</text:span></text:a></text:p>
      <text:p text:style-name="P8"><text:span text:style-name="T22"><text:tab/></text:span><text:span text:style-name="T23">2</text:span><text:span text:style-name="T30">6</text:span><text:span text:style-name="T23">.-</text:span></text:p>
      <text:p text:style-name="P8"><text:span text:style-name="T23"><text:tab/></text:span><text:span text:style-name="T40">Nombre y año:</text:span><text:span text:style-name="T23"> “</text:span><text:span text:style-name="T30">Mirroring the real world in social media: twitter, geolocation, and sentiment <text:tab/>analysis</text:span><text:span text:style-name="T23">”. </text:span><text:span text:style-name="T30">2013.</text:span></text:p>
      <text:p text:style-name="P8"><text:span text:style-name="T23"><text:tab/></text:span><text:span text:style-name="T40">Link:</text:span><text:span text:style-name="T30"> </text:span><text:a xlink:type="simple" xlink:href="https://dl.acm.org/doi/10.1145/2513549.2513559" text:style-name="Internet_20_link" text:visited-style-name="Visited_20_Internet_20_Link"><text:span text:style-name="T23">https://dl.acm.org/doi/10.1145/2513549.2513559</text:span></text:a></text:p>
      <text:p text:style-name="P8"><text:span text:style-name="T23"/></text:p>
      <text:p text:style-name="P8"><text:soft-page-break/><text:span text:style-name="T23"><text:tab/>2</text:span><text:span text:style-name="T30">7</text:span><text:span text:style-name="T23">.-</text:span></text:p>
      <text:p text:style-name="P8"><text:span text:style-name="T23"><text:tab/></text:span><text:span text:style-name="T40">Nombre y año:</text:span><text:span text:style-name="T23"> “</text:span><text:span text:style-name="T30">A recommendation system for Twitter user in the same neighborhood</text:span><text:span text:style-name="T23">”. </text:span><text:span text:style-name="T30">2013.</text:span></text:p>
      <text:p text:style-name="P8"><text:span text:style-name="T23"><text:tab/></text:span><text:span text:style-name="T40">Link:</text:span><text:span text:style-name="T30"> </text:span><text:a xlink:type="simple" xlink:href="https://dl.acm.org/doi/10.5555/2499986.2499987" text:style-name="Internet_20_link" text:visited-style-name="Visited_20_Internet_20_Link"><text:span text:style-name="T23">https://dl.acm.org/doi/10.5555/2499986.2499987</text:span></text:a></text:p>
      <text:p text:style-name="P8"><text:span text:style-name="T23"><text:tab/>2</text:span><text:span text:style-name="T30">8</text:span><text:span text:style-name="T23">.- </text:span></text:p>
      <text:p text:style-name="P8"><text:span text:style-name="T23"><text:tab/></text:span><text:span text:style-name="T41">Nombre y año: </text:span><text:span text:style-name="T31">“A large-scale empirical study of geotaggin behavior on Twitter”. 2019.</text:span></text:p>
      <text:p text:style-name="P8"><text:span text:style-name="T23"><text:tab/></text:span><text:span text:style-name="T40">Link:</text:span><text:span text:style-name="T30"> </text:span><text:a xlink:type="simple" xlink:href="https://dl.acm.org/doi/10.1145/3341161.3342870" text:style-name="Internet_20_link" text:visited-style-name="Visited_20_Internet_20_Link"><text:span text:style-name="T23">https://dl.acm.org/doi/10.1145/3341161.3342870</text:span></text:a></text:p>
      <text:p text:style-name="P9"><text:span text:style-name="T23"><text:tab/></text:span><text:span text:style-name="T30">29</text:span><text:span text:style-name="T23">.-</text:span></text:p>
      <text:p text:style-name="P9"><text:span text:style-name="T23"><text:tab/></text:span><text:span text:style-name="T41">Nombre y año: </text:span><text:span text:style-name="T23"><text:s/>“</text:span><text:span text:style-name="T31">Want a coffee?: predicting user’s trails</text:span><text:span text:style-name="T23">”</text:span></text:p>
      <text:p text:style-name="P9"><text:span text:style-name="T23"><text:tab/></text:span><text:span text:style-name="T41">Link:</text:span><text:span text:style-name="T31"> </text:span><text:a xlink:type="simple" xlink:href="https://dl.acm.org/doi/10.1145/2348283.2348524" text:style-name="Internet_20_link" text:visited-style-name="Visited_20_Internet_20_Link"><text:span text:style-name="T23">https://dl.acm.org/doi/10.1145/2348283.2348524</text:span></text:a></text:p>
      <text:p text:style-name="P10"><text:span text:style-name="T23"><text:tab/>3</text:span><text:span text:style-name="T30">0</text:span><text:span text:style-name="T23">.-</text:span></text:p>
      <text:p text:style-name="P10"><text:span text:style-name="T23"><text:tab/></text:span><text:span text:style-name="T42">Nombre y año: </text:span><text:span text:style-name="T32">“A geographic study of tie strength in social media”. 2011.</text:span></text:p>
      <text:p text:style-name="P10"><text:span text:style-name="T23"><text:tab/></text:span><text:span text:style-name="T42">Link:</text:span><text:span text:style-name="T32"> </text:span><text:a xlink:type="simple" xlink:href="https://dl.acm.org/doi/10.1145/2063576.2063959" text:style-name="Internet_20_link" text:visited-style-name="Visited_20_Internet_20_Link"><text:span text:style-name="T23">https://dl.acm.org/doi/10.1145/2063576.2063959</text:span></text:a></text:p>
      <text:p text:style-name="P11"><text:span text:style-name="T23"><text:tab/>3</text:span><text:span text:style-name="T30">1</text:span><text:span text:style-name="T23">.-</text:span></text:p>
      <text:p text:style-name="P11"><text:span text:style-name="T23"><text:tab/></text:span><text:span text:style-name="T43">Nombre y año: </text:span><text:span text:style-name="T33">“Modeling human location data with mixtures of kernel densities”. 2014.</text:span></text:p>
      <text:p text:style-name="P11"><text:span text:style-name="T23"><text:tab/></text:span><text:span text:style-name="T43">Link:</text:span><text:span text:style-name="T33"> </text:span><text:a xlink:type="simple" xlink:href="https://dl.acm.org/doi/10.1145/2623330.2623681" text:style-name="Internet_20_link" text:visited-style-name="Visited_20_Internet_20_Link"><text:span text:style-name="T23">https://dl.acm.org/doi/10.1145/2623330.2623681</text:span></text:a></text:p>
      <text:p text:style-name="P11"><text:span text:style-name="T23"><text:tab/></text:span><text:span text:style-name="T24">3</text:span><text:span text:style-name="T30">2</text:span><text:span text:style-name="T24">.-</text:span></text:p>
      <text:p text:style-name="P11"><text:span text:style-name="T24"><text:tab/></text:span><text:span text:style-name="T43">Nombre y año: </text:span><text:span text:style-name="T33">“Location prediction in social media based on tie strength”. 2013.</text:span></text:p>
      <text:p text:style-name="P11"><text:span text:style-name="T24"><text:tab/></text:span><text:span text:style-name="T43">Link:</text:span><text:span text:style-name="T33"> </text:span><text:a xlink:type="simple" xlink:href="https://dl.acm.org/doi/10.1145/2505515.2505544" text:style-name="Internet_20_link" text:visited-style-name="Visited_20_Internet_20_Link"><text:span text:style-name="T24">https://dl.acm.org/doi/10.1145/2505515.2505544</text:span></text:a></text:p>
      <text:p text:style-name="P11"><text:span text:style-name="T24"><text:tab/></text:span></text:p>
      <text:p text:style-name="P11"><text:span text:style-name="T24"/></text:p>
      <text:p text:style-name="P11"><text:soft-page-break/><text:span text:style-name="T24"><text:tab/></text:span><text:span text:style-name="T25">3</text:span><text:span text:style-name="T30">3</text:span><text:span text:style-name="T25">.-</text:span></text:p>
      <text:p text:style-name="P11"><text:span text:style-name="T25"><text:tab/></text:span><text:span text:style-name="T43">Nombre y año: </text:span><text:span text:style-name="T25">“</text:span><text:span text:style-name="T33">Where has this tweet come from? Fast and fine-grained geolocalization of <text:tab/>non-geotagged tweets</text:span><text:span text:style-name="T25">”. </text:span><text:span text:style-name="T33">2016.</text:span></text:p>
      <text:p text:style-name="P11"><text:span text:style-name="T25"><text:tab/></text:span><text:span text:style-name="T43">Link:</text:span><text:span text:style-name="T33"> </text:span><text:a xlink:type="simple" xlink:href="https://link.springer.com/article/10.1007/s13278-016-0400-7" text:style-name="Internet_20_link" text:visited-style-name="Visited_20_Internet_20_Link"><text:span text:style-name="T25">https://link.springer.com/article/10.1007/s13278-016-0400-7</text:span></text:a></text:p>
      <text:p text:style-name="P11"><text:span text:style-name="T25"><text:tab/></text:span><text:span text:style-name="T26">3</text:span><text:span text:style-name="T30">4</text:span><text:span text:style-name="T26">.-</text:span></text:p>
      <text:p text:style-name="P11"><text:span text:style-name="T26"><text:tab/></text:span><text:span text:style-name="T43">Nombre y año:</text:span><text:span text:style-name="T26"> “</text:span><text:span text:style-name="T33">Evaluating residential location inference of twitter users at district level: <text:tab/>focused on Seoul city”. 2016.</text:span></text:p>
      <text:p text:style-name="P11"><text:span text:style-name="T26"><text:tab/></text:span><text:span text:style-name="T43">Link:</text:span><text:span text:style-name="T33"> </text:span><text:a xlink:type="simple" xlink:href="https://link.springer.com/article/10.1007/s41324-016-0039-5" text:style-name="Internet_20_link" text:visited-style-name="Visited_20_Internet_20_Link"><text:span text:style-name="T26">https://link.springer.com/article/10.1007/s41324-016-0039-5</text:span></text:a></text:p>
      <text:p text:style-name="P11"><text:span text:style-name="T26"><text:tab/>3</text:span><text:span text:style-name="T30">5</text:span><text:span text:style-name="T26">.- </text:span></text:p>
      <text:p text:style-name="P11"><text:span text:style-name="T26"><text:tab/></text:span><text:span text:style-name="T43">Nombre y año: </text:span><text:span text:style-name="T33">“A Real-Time Information Sharing System to Support Self-. Mutual-, and <text:tab/>Public-Help in the Aftermath of a Disaster Utilizing Twitter”. 2016.</text:span></text:p>
      <text:p text:style-name="P11"><text:span text:style-name="T26"><text:tab/></text:span><text:span text:style-name="T43">Link:</text:span><text:span text:style-name="T33"> </text:span><text:a xlink:type="simple" xlink:href="https://www.jstage.jst.go.jp/article/transfun/E99.A/8/E99.A_1551/_article" text:style-name="Internet_20_link" text:visited-style-name="Visited_20_Internet_20_Link"><text:span text:style-name="T26">https://www.jstage.jst.go.jp/article/transfun/E99.A/8/E99.A_1551/_article</text:span></text:a></text:p>
      <text:p text:style-name="P11"><text:span text:style-name="T26"><text:tab/></text:span><text:span text:style-name="T27">3</text:span><text:span text:style-name="T30">6</text:span><text:span text:style-name="T27">.-</text:span></text:p>
      <text:p text:style-name="P11"><text:span text:style-name="T27"><text:tab/></text:span><text:span text:style-name="T43">Nombre y año:</text:span><text:span text:style-name="T27"> “</text:span><text:span text:style-name="T33">A </text:span><text:span text:style-name="T34">S</text:span><text:span text:style-name="T33">urvey of Location Prediction on Twitter</text:span><text:span text:style-name="T27">”.</text:span><text:span text:style-name="T33"> 2018.</text:span></text:p>
      <text:p text:style-name="P11"><text:span text:style-name="T27"><text:tab/></text:span><text:span text:style-name="T43">Link:</text:span><text:span text:style-name="T33"> </text:span><text:a xlink:type="simple" xlink:href="https://arxiv.org/pdf/1705.03172.pdf" text:style-name="Internet_20_link" text:visited-style-name="Visited_20_Internet_20_Link"><text:span text:style-name="T27">https://arxiv.org/pdf/1705.03172.pdf</text:span></text:a></text:p>
      <text:p text:style-name="P12"><text:span text:style-name="T27"><text:tab/>3</text:span><text:span text:style-name="T30">7</text:span><text:span text:style-name="T27">.-</text:span></text:p>
      <text:p text:style-name="P12"><text:span text:style-name="T27"><text:tab/></text:span><text:span text:style-name="T44">Nombre y año: </text:span><text:span text:style-name="T27">“</text:span><text:span text:style-name="T34">Right Time, Right Place. Health Communication on Twitter: Value and <text:tab/>Accuracy of Location Information</text:span><text:span text:style-name="T27">”. </text:span><text:span text:style-name="T34">2012.</text:span></text:p>
      <text:p text:style-name="P12"><text:span text:style-name="T27"><text:tab/></text:span><text:span text:style-name="T44">Link:</text:span><text:span text:style-name="T34"> </text:span><text:a xlink:type="simple" xlink:href="https://www.ncbi.nlm.nih.gov/pmc/articles/PMC3510712/" text:style-name="Internet_20_link" text:visited-style-name="Visited_20_Internet_20_Link"><text:span text:style-name="T27">https://www.ncbi.nlm.nih.gov/pmc/articles/PMC3510712/</text:span></text:a></text:p>
      <text:p text:style-name="P12"><text:span text:style-name="T1"/></text:p>
      <text:p text:style-name="P12"><text:soft-page-break/><text:span text:style-name="T1"><text:tab/>3</text:span><text:span text:style-name="T2">8</text:span><text:span text:style-name="T1">.-</text:span></text:p>
      <text:p text:style-name="P12"><text:span text:style-name="T1"><text:tab/></text:span><text:span text:style-name="T4">Nombre y año:</text:span><text:span text:style-name="T3"> “Sistema para recolectar, archivar y visualizar la información contenida en <text:tab/>redes”. 2020.</text:span></text:p>
      <text:p text:style-name="P13"><text:span text:style-name="T3"><text:tab/></text:span><text:span text:style-name="T4">Link:</text:span><text:span text:style-name="T3"> </text:span><text:a xlink:type="simple" xlink:href="https://repositorio.uchile.cl/bitstream/handle/2250/137805/Sistema-para-recolectar-archivar-y-visualizar-la-informacion-contenida-en-redes.pdf" text:style-name="Internet_20_link" text:visited-style-name="Visited_20_Internet_20_Link">https://repositorio.uchile.cl/bitstream/handle/2250/137805/Sistema-para-recolectar-</text:a><text:a xlink:type="simple" xlink:href="https://repositorio.uchile.cl/bitstream/handle/2250/137805/Sistema-para-recolectar-archivar-y-visualizar-la-informacion-contenida-en-redes.pdf" text:style-name="Internet_20_link" text:visited-style-name="Visited_20_Internet_20_Link">archivar-y-visualizar-la-informacion-contenida-en-redes.pdf</text:a></text:p>
      <text:p text:style-name="P12"><text:span text:style-name="T1"><text:tab/></text:span><text:span text:style-name="T2">39</text:span><text:span text:style-name="T1">.-</text:span></text:p>
      <text:p text:style-name="P12"><text:span text:style-name="T1"><text:tab/></text:span><text:span text:style-name="T4">Nombre y año: </text:span><text:span text:style-name="T3">“Geolocating tweets via spatial inspection of information inferred from tweet <text:tab/>meta-fields”. 2021.</text:span></text:p>
      <text:p text:style-name="P13"><text:span text:style-name="T3"><text:tab/></text:span><text:span text:style-name="T4">Link:</text:span><text:span text:style-name="T3"> </text:span><text:a xlink:type="simple" xlink:href="https://www-sciencedirect-com.ezproxy.ubiobio.cl/science/article/pii/S0303243421003007?via%3Dihub" text:style-name="Internet_20_link" text:visited-style-name="Visited_20_Internet_20_Link"><text:span text:style-name="T1">https://www-sciencedirect-com.ezproxy.ubiobio.cl/science/article/pii/S0303243421003007?via%3Dihub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exusSerif" svg:font-family="NexusSerif, Georgia, 'Times New Roman', Times, STIXGeneral, 'Cambria Math', 'Lucida Sans Unicode', 'Microsoft Sans Serif', 'Segoe UI Symbol', 'Arial Unicode MS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2T14:29:09.639000000</meta:creation-date>
    <dc:date>2021-12-12T17:50:44.963000000</dc:date>
    <meta:editing-duration>PT1H15M14S</meta:editing-duration>
    <meta:editing-cycles>3</meta:editing-cycles>
    <meta:generator>LibreOffice/7.1.4.2$Windows_X86_64 LibreOffice_project/a529a4fab45b75fefc5b6226684193eb000654f6</meta:generator>
    <meta:document-statistic meta:table-count="1" meta:image-count="0" meta:object-count="0" meta:page-count="9" meta:paragraph-count="151" meta:word-count="905" meta:character-count="7901" meta:non-whitespace-character-count="6977"/>
  </office:meta>
</office:document-meta>
</file>